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d8d" officeooo:paragraph-rsid="001e2d8d"/>
    </style:style>
    <style:style style:name="P2" style:family="paragraph" style:parent-style-name="Standard">
      <style:text-properties officeooo:rsid="001e2d8d" officeooo:paragraph-rsid="001fcd42"/>
    </style:style>
    <style:style style:name="P3" style:family="paragraph" style:parent-style-name="Standard">
      <style:text-properties fo:font-weight="bold" officeooo:rsid="001e2d8d" officeooo:paragraph-rsid="001e2d8d" style:font-weight-asian="bold" style:font-weight-complex="bold"/>
    </style:style>
    <style:style style:name="P4" style:family="paragraph" style:parent-style-name="Standard">
      <style:text-properties fo:font-weight="bold" officeooo:rsid="001e2d8d" officeooo:paragraph-rsid="001fcd4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e2d8d" officeooo:paragraph-rsid="001e2d8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2d8d" officeooo:paragraph-rsid="001e2d8d" style:font-weight-asian="bold" style:font-weight-complex="bold"/>
    </style:style>
    <style:style style:name="P7" style:family="paragraph" style:parent-style-name="Standard">
      <style:text-properties fo:font-weight="bold" officeooo:rsid="001e2d8d" officeooo:paragraph-rsid="001e2d8d" style:font-weight-asian="bold" style:font-weight-complex="bold"/>
    </style:style>
    <style:style style:name="P8" style:family="paragraph" style:parent-style-name="Standard">
      <style:text-properties officeooo:rsid="0020d25d" officeooo:paragraph-rsid="0020d25d"/>
    </style:style>
    <style:style style:name="P9" style:family="paragraph" style:parent-style-name="Standard">
      <style:text-properties officeooo:rsid="00296a39" officeooo:paragraph-rsid="00296a39"/>
    </style:style>
    <style:style style:name="T1" style:family="text">
      <style:text-properties officeooo:rsid="001fd607"/>
    </style:style>
    <style:style style:name="T2" style:family="text">
      <style:text-properties officeooo:rsid="0022a4a1"/>
    </style:style>
    <style:style style:name="T3" style:family="text">
      <style:text-properties officeooo:rsid="0024d286"/>
    </style:style>
    <style:style style:name="T4" style:family="text">
      <style:text-properties officeooo:rsid="002559c6"/>
    </style:style>
    <style:style style:name="T5" style:family="text">
      <style:text-properties officeooo:rsid="00263c35"/>
    </style:style>
    <style:style style:name="T6" style:family="text">
      <style:text-properties officeooo:rsid="002afa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 (a) </text:p>
      <text:p text:style-name="P3"/>
      <text:p text:style-name="P3">global invariant: </text:p>
      <text:p text:style-name="P1">for all philosophers[i], if philo[i] is eating, philo[i-1] and philo[i+1] are not </text:p>
      <text:p text:style-name="P1"/>
      <text:p text:style-name="P3">Course-grained Solution: </text:p>
      <text:p text:style-name="P1">##################################################</text:p>
      <text:p text:style-name="P1">boolean eating[n] </text:p>
      <text:p text:style-name="P1"/>
      <text:p text:style-name="P1">process Philo[i=0 to n] </text:p>
      <text:p text:style-name="P1"><text:tab/>loop </text:p>
      <text:p text:style-name="P1"><text:tab/><text:tab/>&lt;await (!eating[i-1] and !eating[i+1]) getForks();&gt; </text:p>
      <text:p text:style-name="P1"><text:tab/><text:tab/>eat(); </text:p>
      <text:p text:style-name="P1"><text:tab/><text:tab/>&lt;releaseForks();&gt; </text:p>
      <text:p text:style-name="P1"><text:tab/>end loop; </text:p>
      <text:p text:style-name="P1">end ; </text:p>
      <text:p text:style-name="P1">##################################################</text:p>
      <text:p text:style-name="P3">fine-grained Solution: </text:p>
      <text:p text:style-name="P1"/>
      <text:p text:style-name="P1"/>
      <text:p text:style-name="P1"/>
      <text:p text:style-name="P1"/>
      <text:p text:style-name="P5">Part (b) </text:p>
      <text:p text:style-name="P1"/>
      <text:p text:style-name="P3">global invariant: </text:p>
      <text:p text:style-name="P1">for all philosophers[i], if philo[i] is eating, philo[i-1] and philo[i+1] are not </text:p>
      <text:p text:style-name="P1">&amp; if n is eating justAte != n .</text:p>
      <text:p text:style-name="P1"/>
      <text:p text:style-name="P4">Course-grained Solution: </text:p>
      <text:p text:style-name="P2">##################################################</text:p>
      <text:p text:style-name="P1">boolean eating[n]; </text:p>
      <text:p text:style-name="P1">justAte = -1; </text:p>
      <text:p text:style-name="P1"/>
      <text:p text:style-name="P1">process Philo[i=0 to n] </text:p>
      <text:p text:style-name="P1"><text:tab/>loop </text:p>
      <text:p text:style-name="P1"><text:tab/><text:tab/>&lt;await (!eating[i-1] and !eating[i+1] and lastToEat != n) getForks();&gt; </text:p>
      <text:p text:style-name="P1"><text:tab/><text:tab/>eat(); </text:p>
      <text:p text:style-name="P1"><text:tab/><text:tab/>&lt;JustAte = n; releaseForks();&gt; </text:p>
      <text:p text:style-name="P1"><text:tab/>end loop </text:p>
      <text:p text:style-name="P1">end </text:p>
      <text:p text:style-name="P2">##################################################</text:p>
      <text:p text:style-name="P1"/>
      <text:p text:style-name="P3">fine-grained Solution: </text:p>
      <text:p text:style-name="P3"/>
      <text:p text:style-name="P1">Two things have been added for this <text:span text:style-name="T1">implementation; the int justAte and a queue.</text:span></text:p>
      <text:p text:style-name="P8">Now when a philosopher must delay to eat they enter a FIFO queue. Every time the <text:span text:style-name="T3">eating </text:span>state of a philosopher changes the baton is passed to the first philosopher in the queue, if they can eat they will, if not they will release the baton <text:span text:style-name="T4">and stay first in line</text:span>. JustAte is <text:span text:style-name="T5">also </text:span>used to ensure no starvation. A philosopher cannot eat twice in a row. This prevents the possibility that the scheduler will only choose <text:soft-page-break/>a given thread to run forever. <text:span text:style-name="T2">Now the thread must stop and try to give the baton to a philosopher in the waiting queue, if no one is in the queue they themselves will enter the queue if they just ate.</text:span></text:p>
      <text:p text:style-name="P9"/>
      <text:p text:style-name="P9">Proof:</text:p>
      <text:p text:style-name="P9"/>
      <text:p text:style-name="P9">For philosopher 3 to starve it will have to never get the chance to activate.</text:p>
      <text:p text:style-name="P9"/>
      <text:p text:style-name="P9">Assuming the scheduler <text:span text:style-name="T6">starts</text:span> 3 to the queue 3 is guaranteed to ea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4:17:19.462977810</meta:creation-date>
    <dc:date>2015-02-22T14:57:23.459048460</dc:date>
    <meta:editing-duration>PT10M36S</meta:editing-duration>
    <meta:editing-cycles>13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259" meta:character-count="1735" meta:non-whitespace-character-count="1469"/>
  </office:meta>
</office:document-meta>
</file>